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super-suspicious, right～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a few
times the next week? Actually, that's 'co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Mukawa-san's
still working part-time at that store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adjourned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y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fairly bored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, that's not g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so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enjoy the sea-view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-Kay, I'm gonna go ahea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-dum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'll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… </text:p>
          </table:table-cell>
          <table:table-cell table:style-name="ce0" office:value-type="string">
            <text:p>Uuu...</text:p>
          </table:table-cell>
          <table:table-cell table:number-columns-repeated="1019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it... maybe I should g-go get one, too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Okay, I'll be right ba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say something like that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enjoy the sea-view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